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2023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2020-02-27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2008-02-26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2005-02-14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2002-01-25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99-04-2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96-08-21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90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89-04-10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88-04-1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87-04-02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86-03-2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85-04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84-03-27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83-03-22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82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81-03-31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8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3512" calcext:value-type="float">
            <text:p>48.6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79-03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78-03-3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77-04-07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76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75-04-0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74-04-0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73-05-0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72-03-23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757093231501</text:p>
          </table:table-cell>
          <table:table-cell office:value-type="string" calcext:value-type="string">
            <text:p>197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